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21315__20998__20301__91_0_93__32_2" style:data-style-name="N49">
      <style:text-properties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32_2" style:data-style-name="N49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_32_2" style:data-style-name="N49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_32_2" style:data-style-name="N49">
      <style:table-cell-properties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/>
    </style:style>
    <style:style style:name="ce48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0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2" style:family="table-cell" style:parent-style-name="_21315__20998__20301__91_0_93__32_2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" style:data-style-name="N4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1" table:default-cell-style-name="ce1"/>
        <table:table-row table:style-name="ro1">
          <table:table-cell office:value-type="string" table:number-columns-spanned="23" table:number-rows-spanned="1" table:style-name="ce46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8">
            <text:p><text:s text:c="6"/>中 華 民 國 108 年 7 月 份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7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3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35">
            <text:p>月增加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38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4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4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4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/>
        </table:table-row>
        <table:table-row table:style-name="ro4">
          <table:table-cell table:style-name="ce10"/>
          <table:table-cell office:value-type="string" table:style-name="ce36">
            <text:p>人口數</text:p>
          </table:table-cell>
          <table:covered-table-cell/>
          <table:table-cell office:value-type="string" table:style-name="ce39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1567" table:style-name="ce13">
            <text:p><text:s text:c="3"/>1,567<text:s/></text:p>
          </table:table-cell>
          <table:table-cell office:value-type="float" office:value="6.6423548847865097E-2" table:style-name="ce14">
            <text:p><text:s text:c="3"/>0.07<text:s/></text:p>
          </table:table-cell>
          <table:table-cell office:value-type="float" office:value="0.78208372030550855" table:style-name="ce14">
            <text:p><text:s text:c="3"/>0.78<text:s/></text:p>
          </table:table-cell>
          <table:table-cell office:value-type="float" office:value="-750" table:style-name="ce13">
            <text:p><text:s/>－750<text:s/></text:p>
          </table:table-cell>
          <table:table-cell office:value-type="float" office:value="-3.1791743226482982E-2" table:style-name="ce14">
            <text:p><text:s/>－0.03<text:s/></text:p>
          </table:table-cell>
          <table:table-cell office:value-type="float" office:value="-0.37" table:style-name="ce14">
            <text:p><text:s/>－0.37<text:s/></text:p>
          </table:table-cell>
          <table:table-cell office:value-type="float" office:value="15104" table:style-name="ce13">
            <text:p><text:s text:c="3"/>15,104<text:s/></text:p>
          </table:table-cell>
          <table:table-cell office:value-type="float" office:value="0.6402433195903986" table:style-name="ce14">
            <text:p><text:s text:c="3"/>0.64<text:s/></text:p>
          </table:table-cell>
          <table:table-cell office:value-type="float" office:value="7.54" table:style-name="ce14">
            <text:p><text:s text:c="3"/>7.54<text:s/></text:p>
          </table:table-cell>
          <table:table-cell office:value-type="float" office:value="15854" table:style-name="ce13">
            <text:p><text:s text:c="3"/>15,854<text:s/></text:p>
          </table:table-cell>
          <table:table-cell office:value-type="float" office:value="0.67203506281688152" table:style-name="ce14">
            <text:p><text:s text:c="3"/>0.67<text:s/></text:p>
          </table:table-cell>
          <table:table-cell office:value-type="float" office:value="7.91" table:style-name="ce14">
            <text:p><text:s text:c="3"/>7.91<text:s/></text:p>
          </table:table-cell>
          <table:table-cell office:value-type="float" office:value="10432" table:style-name="ce13">
            <text:p><text:s text:c="3"/>10,432<text:s/></text:p>
          </table:table-cell>
          <table:table-cell office:value-type="float" office:value="10098" table:style-name="ce13">
            <text:p><text:s text:c="3"/>10,098<text:s/></text:p>
          </table:table-cell>
          <table:table-cell office:value-type="float" office:value="334" table:style-name="ce13">
            <text:p><text:s text:c="3"/>334<text:s/></text:p>
          </table:table-cell>
          <table:table-cell office:value-type="float" office:value="0.44220195378489391" table:style-name="ce14">
            <text:p><text:s text:c="3"/>0.44<text:s/></text:p>
          </table:table-cell>
          <table:table-cell office:value-type="float" office:value="5.21" table:style-name="ce14">
            <text:p><text:s text:c="3"/>5.21<text:s/></text:p>
          </table:table-cell>
          <table:table-cell office:value-type="float" office:value="5035" table:style-name="ce13">
            <text:p><text:s text:c="3"/>5,035<text:s/></text:p>
          </table:table-cell>
          <table:table-cell office:value-type="float" office:value="5022" table:style-name="ce13">
            <text:p><text:s text:c="3"/>5,022<text:s/></text:p>
          </table:table-cell>
          <table:table-cell office:value-type="float" office:value="13" table:style-name="ce13">
            <text:p><text:s text:c="3"/>13<text:s/></text:p>
          </table:table-cell>
          <table:table-cell office:value-type="float" office:value="0.21342856952712239" table:style-name="ce14">
            <text:p><text:s text:c="3"/>0.21<text:s/></text:p>
          </table:table-cell>
          <table:table-cell office:value-type="float" office:value="2.5099999999999998" table:style-name="ce15">
            <text:p><text:s text:c="3"/>2.51<text:s/></text:p>
          </table:table-cell>
          <table:table-cell table:number-columns-repeated="16361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3216" table:style-name="ce13">
            <text:p><text:s text:c="3"/>3,216<text:s/></text:p>
          </table:table-cell>
          <table:table-cell office:value-type="float" office:value="0.80307686314581384" table:style-name="ce14">
            <text:p><text:s text:c="3"/>0.80<text:s/></text:p>
          </table:table-cell>
          <table:table-cell office:value-type="float" office:value="9.4555824209103889" table:style-name="ce14">
            <text:p><text:s text:c="3"/>9.46<text:s/></text:p>
          </table:table-cell>
          <table:table-cell office:value-type="float" office:value="104" table:style-name="ce16">
            <text:p><text:s text:c="3"/>104<text:s/></text:p>
          </table:table-cell>
          <table:table-cell office:value-type="float" office:value="2.5970147315660646E-2" table:style-name="ce14">
            <text:p><text:s text:c="3"/>0.03<text:s/></text:p>
          </table:table-cell>
          <table:table-cell office:value-type="float" office:value="0.31" table:style-name="ce14">
            <text:p><text:s text:c="3"/>0.31<text:s/></text:p>
          </table:table-cell>
          <table:table-cell office:value-type="float" office:value="2385" table:style-name="ce16">
            <text:p><text:s text:c="3"/>2,385<text:s/></text:p>
          </table:table-cell>
          <table:table-cell office:value-type="float" office:value="0.59556539757548699" table:style-name="ce14">
            <text:p><text:s text:c="3"/>0.60<text:s/></text:p>
          </table:table-cell>
          <table:table-cell office:value-type="float" office:value="7.01" table:style-name="ce14">
            <text:p><text:s text:c="3"/>7.01<text:s/></text:p>
          </table:table-cell>
          <table:table-cell office:value-type="float" office:value="2281" table:style-name="ce16">
            <text:p><text:s text:c="3"/>2,281<text:s/></text:p>
          </table:table-cell>
          <table:table-cell office:value-type="float" office:value="0.56959525025982627" table:style-name="ce14">
            <text:p><text:s text:c="3"/>0.57<text:s/></text:p>
          </table:table-cell>
          <table:table-cell office:value-type="float" office:value="6.7" table:style-name="ce14">
            <text:p><text:s text:c="3"/>6.70<text:s/></text:p>
          </table:table-cell>
          <table:table-cell office:value-type="float" office:value="1928" table:style-name="ce16">
            <text:p><text:s text:c="3"/>1,928<text:s/></text:p>
          </table:table-cell>
          <table:table-cell office:value-type="float" office:value="1855" table:style-name="ce16">
            <text:p><text:s text:c="3"/>1,855<text:s/></text:p>
          </table:table-cell>
          <table:table-cell office:value-type="float" office:value="73" table:style-name="ce16">
            <text:p><text:s text:c="3"/>73<text:s/></text:p>
          </table:table-cell>
          <table:table-cell office:value-type="float" office:value="0.48144657715955508" table:style-name="ce14">
            <text:p><text:s text:c="3"/>0.48<text:s/></text:p>
          </table:table-cell>
          <table:table-cell office:value-type="float" office:value="5.67" table:style-name="ce14">
            <text:p><text:s text:c="3"/>5.67<text:s/></text:p>
          </table:table-cell>
          <table:table-cell office:value-type="float" office:value="889" table:style-name="ce16">
            <text:p><text:s text:c="3"/>889<text:s/></text:p>
          </table:table-cell>
          <table:table-cell office:value-type="float" office:value="888" table:style-name="ce16">
            <text:p><text:s text:c="3"/>888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22199481695790688" table:style-name="ce14">
            <text:p><text:s text:c="3"/>0.22<text:s/></text:p>
          </table:table-cell>
          <table:table-cell office:value-type="float" office:value="2.61" table:style-name="ce15">
            <text:p><text:s text:c="3"/>2.61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北市</text:p>
          </table:table-cell>
          <table:table-cell office:value-type="float" office:value="-3644" table:style-name="ce13">
            <text:p><text:s/>－3,644<text:s/></text:p>
          </table:table-cell>
          <table:table-cell office:value-type="float" office:value="-1.3711351222808705" table:style-name="ce14">
            <text:p><text:s/>－1.37<text:s/></text:p>
          </table:table-cell>
          <table:table-cell office:value-type="float" office:value="-16.144010310726379" table:style-name="ce14">
            <text:p><text:s/>－16.14<text:s/></text:p>
          </table:table-cell>
          <table:table-cell office:value-type="float" office:value="218" table:style-name="ce16">
            <text:p><text:s text:c="3"/>218<text:s/></text:p>
          </table:table-cell>
          <table:table-cell office:value-type="float" office:value="8.2027293264881937E-2" table:style-name="ce14">
            <text:p><text:s text:c="3"/>0.08<text:s/></text:p>
          </table:table-cell>
          <table:table-cell office:value-type="float" office:value="0.97" table:style-name="ce14">
            <text:p><text:s text:c="3"/>0.97<text:s/></text:p>
          </table:table-cell>
          <table:table-cell office:value-type="float" office:value="1799" table:style-name="ce16">
            <text:p><text:s text:c="3"/>1,799<text:s/></text:p>
          </table:table-cell>
          <table:table-cell office:value-type="float" office:value="0.67691330542900274" table:style-name="ce14">
            <text:p><text:s text:c="3"/>0.68<text:s/></text:p>
          </table:table-cell>
          <table:table-cell office:value-type="float" office:value="7.98" table:style-name="ce14">
            <text:p><text:s text:c="3"/>7.98<text:s/></text:p>
          </table:table-cell>
          <table:table-cell office:value-type="float" office:value="1581" table:style-name="ce16">
            <text:p><text:s text:c="3"/>1,581<text:s/></text:p>
          </table:table-cell>
          <table:table-cell office:value-type="float" office:value="0.59488601216412085" table:style-name="ce14">
            <text:p><text:s text:c="3"/>0.59<text:s/></text:p>
          </table:table-cell>
          <table:table-cell office:value-type="float" office:value="7.01" table:style-name="ce14">
            <text:p><text:s text:c="3"/>7.01<text:s/></text:p>
          </table:table-cell>
          <table:table-cell office:value-type="float" office:value="1185" table:style-name="ce16">
            <text:p><text:s text:c="3"/>1,185<text:s/></text:p>
          </table:table-cell>
          <table:table-cell office:value-type="float" office:value="1130" table:style-name="ce16">
            <text:p><text:s text:c="3"/>1,130<text:s/></text:p>
          </table:table-cell>
          <table:table-cell office:value-type="float" office:value="55" table:style-name="ce16">
            <text:p><text:s text:c="3"/>55<text:s/></text:p>
          </table:table-cell>
          <table:table-cell office:value-type="float" office:value="0.44588230513250043" table:style-name="ce14">
            <text:p><text:s text:c="3"/>0.45<text:s/></text:p>
          </table:table-cell>
          <table:table-cell office:value-type="float" office:value="5.25" table:style-name="ce14">
            <text:p><text:s text:c="3"/>5.25<text:s/></text:p>
          </table:table-cell>
          <table:table-cell office:value-type="float" office:value="512" table:style-name="ce16">
            <text:p><text:s text:c="3"/>512<text:s/></text:p>
          </table:table-cell>
          <table:table-cell office:value-type="float" office:value="511" table:style-name="ce16">
            <text:p><text:s text:c="3"/>511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19265125757623647" table:style-name="ce14">
            <text:p><text:s text:c="3"/>0.19<text:s/></text:p>
          </table:table-cell>
          <table:table-cell office:value-type="float" office:value="2.27" table:style-name="ce15">
            <text:p><text:s text:c="3"/>2.27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桃園市</text:p>
          </table:table-cell>
          <table:table-cell office:value-type="float" office:value="2938" table:style-name="ce13">
            <text:p><text:s text:c="3"/>2,938<text:s/></text:p>
          </table:table-cell>
          <table:table-cell office:value-type="float" office:value="1.3145384462227154" table:style-name="ce14">
            <text:p><text:s text:c="3"/>1.31<text:s/></text:p>
          </table:table-cell>
          <table:table-cell office:value-type="float" office:value="15.477630092622295" table:style-name="ce14">
            <text:p><text:s text:c="3"/>15.48<text:s/></text:p>
          </table:table-cell>
          <table:table-cell office:value-type="float" office:value="799" table:style-name="ce16">
            <text:p><text:s text:c="3"/>799<text:s/></text:p>
          </table:table-cell>
          <table:table-cell office:value-type="float" office:value="0.35749360739685149" table:style-name="ce14">
            <text:p><text:s text:c="3"/>0.36<text:s/></text:p>
          </table:table-cell>
          <table:table-cell office:value-type="float" office:value="4.21" table:style-name="ce14">
            <text:p><text:s text:c="3"/>4.21<text:s/></text:p>
          </table:table-cell>
          <table:table-cell office:value-type="float" office:value="1926" table:style-name="ce16">
            <text:p><text:s text:c="3"/>1,926<text:s/></text:p>
          </table:table-cell>
          <table:table-cell office:value-type="float" office:value="0.86174303860617762" table:style-name="ce14">
            <text:p><text:s text:c="3"/>0.86<text:s/></text:p>
          </table:table-cell>
          <table:table-cell office:value-type="float" office:value="10.14" table:style-name="ce14">
            <text:p><text:s text:c="3"/>10.14<text:s/></text:p>
          </table:table-cell>
          <table:table-cell office:value-type="float" office:value="1127" table:style-name="ce16">
            <text:p><text:s text:c="3"/>1,127<text:s/></text:p>
          </table:table-cell>
          <table:table-cell office:value-type="float" office:value="0.50424943120932619" table:style-name="ce14">
            <text:p><text:s text:c="3"/>0.50<text:s/></text:p>
          </table:table-cell>
          <table:table-cell office:value-type="float" office:value="5.93" table:style-name="ce14">
            <text:p><text:s text:c="3"/>5.93<text:s/></text:p>
          </table:table-cell>
          <table:table-cell office:value-type="float" office:value="1085" table:style-name="ce16">
            <text:p><text:s text:c="3"/>1,085<text:s/></text:p>
          </table:table-cell>
          <table:table-cell office:value-type="float" office:value="1053" table:style-name="ce16">
            <text:p><text:s text:c="3"/>1,053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float" office:value="0.48545752694065564" table:style-name="ce14">
            <text:p><text:s text:c="3"/>0.49<text:s/></text:p>
          </table:table-cell>
          <table:table-cell office:value-type="float" office:value="5.71" table:style-name="ce14">
            <text:p><text:s text:c="3"/>5.71<text:s/></text:p>
          </table:table-cell>
          <table:table-cell office:value-type="float" office:value="563" table:style-name="ce16">
            <text:p><text:s text:c="3"/>563<text:s/></text:p>
          </table:table-cell>
          <table:table-cell office:value-type="float" office:value="560" table:style-name="ce16">
            <text:p><text:s text:c="3"/>560<text:s/></text:p>
          </table:table-cell>
          <table:table-cell office:value-type="float" office:value="3" table:style-name="ce16">
            <text:p><text:s text:c="3"/>3<text:s/></text:p>
          </table:table-cell>
          <table:table-cell office:value-type="float" office:value="0.25190100245860747" table:style-name="ce14">
            <text:p><text:s text:c="3"/>0.25<text:s/></text:p>
          </table:table-cell>
          <table:table-cell office:value-type="float" office:value="2.96" table:style-name="ce15">
            <text:p><text:s text:c="3"/>2.96<text:s/>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臺中市</text:p>
          </table:table-cell>
          <table:table-cell office:value-type="float" office:value="929" table:style-name="ce13">
            <text:p><text:s text:c="3"/>929<text:s/></text:p>
          </table:table-cell>
          <table:table-cell office:value-type="float" office:value="0.33057921820327879" table:style-name="ce14">
            <text:p><text:s text:c="3"/>0.33<text:s/></text:p>
          </table:table-cell>
          <table:table-cell office:value-type="float" office:value="3.8923036981998957" table:style-name="ce14">
            <text:p><text:s text:c="3"/>3.89<text:s/></text:p>
          </table:table-cell>
          <table:table-cell office:value-type="float" office:value="196" table:style-name="ce16">
            <text:p><text:s text:c="3"/>196<text:s/></text:p>
          </table:table-cell>
          <table:table-cell office:value-type="float" office:value="6.9745454001983467E-2" table:style-name="ce14">
            <text:p><text:s text:c="3"/>0.07<text:s/></text:p>
          </table:table-cell>
          <table:table-cell office:value-type="float" office:value="0.82" table:style-name="ce14">
            <text:p><text:s text:c="3"/>0.82<text:s/></text:p>
          </table:table-cell>
          <table:table-cell office:value-type="float" office:value="1809" table:style-name="ce16">
            <text:p><text:s text:c="3"/>1,809<text:s/></text:p>
          </table:table-cell>
          <table:table-cell office:value-type="float" office:value="0.64372207290606176" table:style-name="ce14">
            <text:p><text:s text:c="3"/>0.64<text:s/></text:p>
          </table:table-cell>
          <table:table-cell office:value-type="float" office:value="7.58" table:style-name="ce14">
            <text:p><text:s text:c="3"/>7.58<text:s/></text:p>
          </table:table-cell>
          <table:table-cell office:value-type="float" office:value="1613" table:style-name="ce16">
            <text:p><text:s text:c="3"/>1,613<text:s/></text:p>
          </table:table-cell>
          <table:table-cell office:value-type="float" office:value="0.57397661890407825" table:style-name="ce14">
            <text:p><text:s text:c="3"/>0.57<text:s/></text:p>
          </table:table-cell>
          <table:table-cell office:value-type="float" office:value="6.76" table:style-name="ce14">
            <text:p><text:s text:c="3"/>6.76<text:s/></text:p>
          </table:table-cell>
          <table:table-cell office:value-type="float" office:value="1359" table:style-name="ce16">
            <text:p><text:s text:c="3"/>1,359<text:s/></text:p>
          </table:table-cell>
          <table:table-cell office:value-type="float" office:value="1330" table:style-name="ce16">
            <text:p><text:s text:c="3"/>1,330<text:s/></text:p>
          </table:table-cell>
          <table:table-cell office:value-type="float" office:value="29" table:style-name="ce16">
            <text:p><text:s text:c="3"/>29<text:s/></text:p>
          </table:table-cell>
          <table:table-cell office:value-type="float" office:value="0.48359220402395681" table:style-name="ce14">
            <text:p><text:s text:c="3"/>0.48<text:s/></text:p>
          </table:table-cell>
          <table:table-cell office:value-type="float" office:value="5.69" table:style-name="ce14">
            <text:p><text:s text:c="3"/>5.69<text:s/></text:p>
          </table:table-cell>
          <table:table-cell office:value-type="float" office:value="585" table:style-name="ce16">
            <text:p><text:s text:c="3"/>585<text:s/></text:p>
          </table:table-cell>
          <table:table-cell office:value-type="float" office:value="584" table:style-name="ce16">
            <text:p><text:s text:c="3"/>584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20816882954673641" table:style-name="ce14">
            <text:p><text:s text:c="3"/>0.21<text:s/></text:p>
          </table:table-cell>
          <table:table-cell office:value-type="float" office:value="2.4500000000000002" table:style-name="ce15">
            <text:p><text:s text:c="3"/>2.45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南市</text:p>
          </table:table-cell>
          <table:table-cell office:value-type="float" office:value="-517" table:style-name="ce13">
            <text:p><text:s/>－517<text:s/></text:p>
          </table:table-cell>
          <table:table-cell office:value-type="float" office:value="-0.27466207798596726" table:style-name="ce14">
            <text:p><text:s/>－0.27<text:s/></text:p>
          </table:table-cell>
          <table:table-cell office:value-type="float" office:value="-3.2339244666089693" table:style-name="ce14">
            <text:p><text:s/>－3.23<text:s/></text:p>
          </table:table-cell>
          <table:table-cell office:value-type="float" office:value="-399" table:style-name="ce16">
            <text:p><text:s/>－399<text:s/></text:p>
          </table:table-cell>
          <table:table-cell office:value-type="float" office:value="-0.21197324780735191" table:style-name="ce14">
            <text:p><text:s/>－0.21<text:s/></text:p>
          </table:table-cell>
          <table:table-cell office:value-type="float" office:value="-2.5" table:style-name="ce14">
            <text:p><text:s/>－2.50<text:s/></text:p>
          </table:table-cell>
          <table:table-cell office:value-type="float" office:value="1005" table:style-name="ce16">
            <text:p><text:s text:c="3"/>1,005<text:s/></text:p>
          </table:table-cell>
          <table:table-cell office:value-type="float" office:value="0.5339175790636308" table:style-name="ce14">
            <text:p><text:s text:c="3"/>0.53<text:s/></text:p>
          </table:table-cell>
          <table:table-cell office:value-type="float" office:value="6.29" table:style-name="ce14">
            <text:p><text:s text:c="3"/>6.29<text:s/></text:p>
          </table:table-cell>
          <table:table-cell office:value-type="float" office:value="1404" table:style-name="ce16">
            <text:p><text:s text:c="3"/>1,404<text:s/></text:p>
          </table:table-cell>
          <table:table-cell office:value-type="float" office:value="0.74589082687098263" table:style-name="ce14">
            <text:p><text:s text:c="3"/>0.75<text:s/></text:p>
          </table:table-cell>
          <table:table-cell office:value-type="float" office:value="8.7799999999999994" table:style-name="ce14">
            <text:p><text:s text:c="3"/>8.78<text:s/></text:p>
          </table:table-cell>
          <table:table-cell office:value-type="float" office:value="739" table:style-name="ce16">
            <text:p><text:s text:c="3"/>739<text:s/></text:p>
          </table:table-cell>
          <table:table-cell office:value-type="float" office:value="725" table:style-name="ce16">
            <text:p><text:s text:c="3"/>725<text:s/></text:p>
          </table:table-cell>
          <table:table-cell office:value-type="float" office:value="14" table:style-name="ce16">
            <text:p><text:s text:c="3"/>14<text:s/></text:p>
          </table:table-cell>
          <table:table-cell office:value-type="float" office:value="0.39260208052539619" table:style-name="ce14">
            <text:p><text:s text:c="3"/>0.39<text:s/></text:p>
          </table:table-cell>
          <table:table-cell office:value-type="float" office:value="4.62" table:style-name="ce14">
            <text:p><text:s text:c="3"/>4.62<text:s/></text:p>
          </table:table-cell>
          <table:table-cell office:value-type="float" office:value="362" table:style-name="ce16">
            <text:p><text:s text:c="3"/>362<text:s/></text:p>
          </table:table-cell>
          <table:table-cell office:value-type="float" office:value="361" table:style-name="ce16">
            <text:p><text:s text:c="3"/>361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19231658071744712" table:style-name="ce14">
            <text:p><text:s text:c="3"/>0.19<text:s/></text:p>
          </table:table-cell>
          <table:table-cell office:value-type="float" office:value="2.2599999999999998" table:style-name="ce15">
            <text:p><text:s text:c="3"/>2.26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高雄市</text:p>
          </table:table-cell>
          <table:table-cell office:value-type="float" office:value="414" table:style-name="ce13">
            <text:p><text:s text:c="3"/>414<text:s/></text:p>
          </table:table-cell>
          <table:table-cell office:value-type="float" office:value="0.1492872615054863" table:style-name="ce14">
            <text:p><text:s text:c="3"/>0.15<text:s/></text:p>
          </table:table-cell>
          <table:table-cell office:value-type="float" office:value="1.7577371112742741" table:style-name="ce14">
            <text:p><text:s text:c="3"/>1.76<text:s/></text:p>
          </table:table-cell>
          <table:table-cell office:value-type="float" office:value="-263" table:style-name="ce16">
            <text:p><text:s/>－263<text:s/></text:p>
          </table:table-cell>
          <table:table-cell office:value-type="float" office:value="-9.4837076753485267E-2" table:style-name="ce14">
            <text:p><text:s/>－0.09<text:s/></text:p>
          </table:table-cell>
          <table:table-cell office:value-type="float" office:value="-1.1200000000000001" table:style-name="ce14">
            <text:p><text:s/>－1.12<text:s/></text:p>
          </table:table-cell>
          <table:table-cell office:value-type="float" office:value="1750" table:style-name="ce16">
            <text:p><text:s text:c="3"/>1,750<text:s/></text:p>
          </table:table-cell>
          <table:table-cell office:value-type="float" office:value="0.63104518752319083" table:style-name="ce14">
            <text:p><text:s text:c="3"/>0.63<text:s/></text:p>
          </table:table-cell>
          <table:table-cell office:value-type="float" office:value="7.43" table:style-name="ce14">
            <text:p><text:s text:c="3"/>7.43<text:s/></text:p>
          </table:table-cell>
          <table:table-cell office:value-type="float" office:value="2013" table:style-name="ce16">
            <text:p><text:s text:c="3"/>2,013<text:s/></text:p>
          </table:table-cell>
          <table:table-cell office:value-type="float" office:value="0.72588226427667613" table:style-name="ce14">
            <text:p><text:s text:c="3"/>0.73<text:s/></text:p>
          </table:table-cell>
          <table:table-cell office:value-type="float" office:value="8.5500000000000007" table:style-name="ce14">
            <text:p><text:s text:c="3"/>8.55<text:s/></text:p>
          </table:table-cell>
          <table:table-cell office:value-type="float" office:value="1190" table:style-name="ce16">
            <text:p><text:s text:c="3"/>1,190<text:s/></text:p>
          </table:table-cell>
          <table:table-cell office:value-type="float" office:value="1139" table:style-name="ce16">
            <text:p><text:s text:c="3"/>1,139<text:s/></text:p>
          </table:table-cell>
          <table:table-cell office:value-type="float" office:value="51" table:style-name="ce16">
            <text:p><text:s text:c="3"/>51<text:s/></text:p>
          </table:table-cell>
          <table:table-cell office:value-type="float" office:value="0.42911072751576979" table:style-name="ce14">
            <text:p><text:s text:c="3"/>0.43<text:s/></text:p>
          </table:table-cell>
          <table:table-cell office:value-type="float" office:value="5.05" table:style-name="ce14">
            <text:p><text:s text:c="3"/>5.05<text:s/></text:p>
          </table:table-cell>
          <table:table-cell office:value-type="float" office:value="574" table:style-name="ce16">
            <text:p><text:s text:c="3"/>574<text:s/></text:p>
          </table:table-cell>
          <table:table-cell office:value-type="float" office:value="572" table:style-name="ce16">
            <text:p><text:s text:c="3"/>572<text:s/></text:p>
          </table:table-cell>
          <table:table-cell office:value-type="float" office:value="2" table:style-name="ce16">
            <text:p><text:s text:c="3"/>2<text:s/></text:p>
          </table:table-cell>
          <table:table-cell office:value-type="float" office:value="0.20698282150760663" table:style-name="ce14">
            <text:p><text:s text:c="3"/>0.21<text:s/></text:p>
          </table:table-cell>
          <table:table-cell office:value-type="float" office:value="2.44" table:style-name="ce15">
            <text:p><text:s text:c="3"/>2.44<text:s/></text:p>
          </table:table-cell>
          <table:table-cell table:number-columns-repeated="16361"/>
        </table:table-row>
        <table:table-row table:style-name="ro7">
          <table:table-cell office:value-type="string" table:style-name="ce12">
            <text:p>臺灣省</text:p>
          </table:table-cell>
          <table:table-cell office:value-type="float" office:value="-1820" table:style-name="ce13">
            <text:p><text:s/>－1,820<text:s/></text:p>
          </table:table-cell>
          <table:table-cell office:value-type="float" office:value="-0.25721869425897764" table:style-name="ce14">
            <text:p><text:s/>－0.26<text:s/></text:p>
          </table:table-cell>
          <table:table-cell office:value-type="float" office:value="-3.0285426904686075" table:style-name="ce14">
            <text:p><text:s/>－3.03<text:s/></text:p>
          </table:table-cell>
          <table:table-cell office:value-type="float" office:value="-1462" table:style-name="ce16">
            <text:p><text:s/>－1,462<text:s/></text:p>
          </table:table-cell>
          <table:table-cell office:value-type="float" office:value="-0.20662292912451943" table:style-name="ce14">
            <text:p><text:s/>－0.21<text:s/></text:p>
          </table:table-cell>
          <table:table-cell office:value-type="float" office:value="-2.4300000000000002" table:style-name="ce14">
            <text:p><text:s/>－2.43<text:s/></text:p>
          </table:table-cell>
          <table:table-cell office:value-type="float" office:value="4309" table:style-name="ce16">
            <text:p><text:s text:c="3"/>4,309<text:s/></text:p>
          </table:table-cell>
          <table:table-cell office:value-type="float" office:value="0.6089864580010631" table:style-name="ce14">
            <text:p><text:s text:c="3"/>0.61<text:s/></text:p>
          </table:table-cell>
          <table:table-cell office:value-type="float" office:value="7.17" table:style-name="ce14">
            <text:p><text:s text:c="3"/>7.17<text:s/></text:p>
          </table:table-cell>
          <table:table-cell office:value-type="float" office:value="5771" table:style-name="ce16">
            <text:p><text:s text:c="3"/>5,771<text:s/></text:p>
          </table:table-cell>
          <table:table-cell office:value-type="float" office:value="0.81560938712558251" table:style-name="ce14">
            <text:p><text:s text:c="3"/>0.82<text:s/></text:p>
          </table:table-cell>
          <table:table-cell office:value-type="float" office:value="9.6" table:style-name="ce14">
            <text:p><text:s text:c="3"/>9.60<text:s/></text:p>
          </table:table-cell>
          <table:table-cell office:value-type="float" office:value="2893" table:style-name="ce16">
            <text:p><text:s text:c="3"/>2,893<text:s/></text:p>
          </table:table-cell>
          <table:table-cell office:value-type="float" office:value="2813" table:style-name="ce16">
            <text:p><text:s text:c="3"/>2,813<text:s/></text:p>
          </table:table-cell>
          <table:table-cell office:value-type="float" office:value="80" table:style-name="ce16">
            <text:p><text:s text:c="3"/>80<text:s/></text:p>
          </table:table-cell>
          <table:table-cell office:value-type="float" office:value="0.40886466070946287" table:style-name="ce14">
            <text:p><text:s text:c="3"/>0.41<text:s/></text:p>
          </table:table-cell>
          <table:table-cell office:value-type="float" office:value="4.8099999999999996" table:style-name="ce14">
            <text:p><text:s text:c="3"/>4.81<text:s/></text:p>
          </table:table-cell>
          <table:table-cell office:value-type="float" office:value="1525" table:style-name="ce16">
            <text:p><text:s text:c="3"/>1,525<text:s/></text:p>
          </table:table-cell>
          <table:table-cell office:value-type="float" office:value="1521" table:style-name="ce16">
            <text:p><text:s text:c="3"/>1,521<text:s/></text:p>
          </table:table-cell>
          <table:table-cell office:value-type="float" office:value="4" table:style-name="ce16">
            <text:p><text:s text:c="3"/>4<text:s/></text:p>
          </table:table-cell>
          <table:table-cell office:value-type="float" office:value="0.21552665315656097" table:style-name="ce14">
            <text:p><text:s text:c="3"/>0.22<text:s/></text:p>
          </table:table-cell>
          <table:table-cell office:value-type="float" office:value="2.54" table:style-name="ce15">
            <text:p><text:s text:c="3"/>2.54<text:s/></text:p>
          </table:table-cell>
          <table:table-cell table:number-columns-repeated="16361"/>
        </table:table-row>
        <table:table-row table:style-name="ro8">
          <table:table-cell office:value-type="string" table:style-name="ce17">
            <text:p>宜蘭縣</text:p>
          </table:table-cell>
          <table:table-cell office:value-type="float" office:value="-70" table:style-name="ce18">
            <text:p><text:s/>－70<text:s/></text:p>
          </table:table-cell>
          <table:table-cell office:value-type="float" office:value="-0.15394562640475384" table:style-name="ce19">
            <text:p><text:s/>－0.15<text:s/></text:p>
          </table:table-cell>
          <table:table-cell office:value-type="float" office:value="-1.8125856012172628" table:style-name="ce19">
            <text:p><text:s/>－1.81<text:s/></text:p>
          </table:table-cell>
          <table:table-cell office:value-type="float" office:value="-52" table:style-name="ce20">
            <text:p><text:s/>－52<text:s/></text:p>
          </table:table-cell>
          <table:table-cell office:value-type="float" office:value="-0.11435960818638857" table:style-name="ce19">
            <text:p><text:s/>－0.11<text:s/></text:p>
          </table:table-cell>
          <table:table-cell office:value-type="float" office:value="-1.35" table:style-name="ce19">
            <text:p><text:s/>－1.35<text:s/></text:p>
          </table:table-cell>
          <table:table-cell office:value-type="float" office:value="286" table:style-name="ce20">
            <text:p><text:s text:c="3"/>286<text:s/></text:p>
          </table:table-cell>
          <table:table-cell office:value-type="float" office:value="0.62897784502513709" table:style-name="ce19">
            <text:p><text:s text:c="3"/>0.63<text:s/></text:p>
          </table:table-cell>
          <table:table-cell office:value-type="float" office:value="7.41" table:style-name="ce19">
            <text:p><text:s text:c="3"/>7.41<text:s/></text:p>
          </table:table-cell>
          <table:table-cell office:value-type="float" office:value="338" table:style-name="ce20">
            <text:p><text:s text:c="3"/>338<text:s/></text:p>
          </table:table-cell>
          <table:table-cell office:value-type="float" office:value="0.74333745321152567" table:style-name="ce19">
            <text:p><text:s text:c="3"/>0.74<text:s/></text:p>
          </table:table-cell>
          <table:table-cell office:value-type="float" office:value="8.75" table:style-name="ce19">
            <text:p><text:s text:c="3"/>8.75<text:s/></text:p>
          </table:table-cell>
          <table:table-cell office:value-type="float" office:value="189" table:style-name="ce20">
            <text:p><text:s text:c="3"/>189<text:s/></text:p>
          </table:table-cell>
          <table:table-cell office:value-type="float" office:value="183" table:style-name="ce20">
            <text:p><text:s text:c="3"/>183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41565319129283534" table:style-name="ce19">
            <text:p><text:s text:c="3"/>0.42<text:s/></text:p>
          </table:table-cell>
          <table:table-cell office:value-type="float" office:value="4.8899999999999997" table:style-name="ce19">
            <text:p><text:s text:c="3"/>4.89<text:s/></text:p>
          </table:table-cell>
          <table:table-cell office:value-type="float" office:value="96" table:style-name="ce20">
            <text:p><text:s text:c="3"/>96<text:s/></text:p>
          </table:table-cell>
          <table:table-cell office:value-type="float" office:value="96" table:style-name="ce20">
            <text:p><text:s text:c="3"/>96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1112543049794813" table:style-name="ce19">
            <text:p><text:s text:c="3"/>0.21<text:s/></text:p>
          </table:table-cell>
          <table:table-cell office:value-type="float" office:value="2.4900000000000002" table:style-name="ce21">
            <text:p><text:s text:c="3"/>2.49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新竹縣</text:p>
          </table:table-cell>
          <table:table-cell office:value-type="float" office:value="985" table:style-name="ce18">
            <text:p><text:s text:c="3"/>985<text:s/></text:p>
          </table:table-cell>
          <table:table-cell office:value-type="float" office:value="1.759764459546856" table:style-name="ce19">
            <text:p><text:s text:c="3"/>1.76<text:s/></text:p>
          </table:table-cell>
          <table:table-cell office:value-type="float" office:value="20.719807346277499" table:style-name="ce19">
            <text:p><text:s text:c="3"/>20.72<text:s/></text:p>
          </table:table-cell>
          <table:table-cell office:value-type="float" office:value="38" table:style-name="ce20">
            <text:p><text:s text:c="3"/>38<text:s/></text:p>
          </table:table-cell>
          <table:table-cell office:value-type="float" office:value="6.7889390317543694E-2" table:style-name="ce19">
            <text:p><text:s text:c="3"/>0.07<text:s/></text:p>
          </table:table-cell>
          <table:table-cell office:value-type="float" office:value="0.8" table:style-name="ce19">
            <text:p><text:s text:c="3"/>0.80<text:s/></text:p>
          </table:table-cell>
          <table:table-cell office:value-type="float" office:value="362" table:style-name="ce20">
            <text:p><text:s text:c="3"/>362<text:s/></text:p>
          </table:table-cell>
          <table:table-cell office:value-type="float" office:value="0.64673577091975831" table:style-name="ce19">
            <text:p><text:s text:c="3"/>0.65<text:s/></text:p>
          </table:table-cell>
          <table:table-cell office:value-type="float" office:value="7.61" table:style-name="ce19">
            <text:p><text:s text:c="3"/>7.61<text:s/></text:p>
          </table:table-cell>
          <table:table-cell office:value-type="float" office:value="324" table:style-name="ce20">
            <text:p><text:s text:c="3"/>324<text:s/></text:p>
          </table:table-cell>
          <table:table-cell office:value-type="float" office:value="0.57884638060221461" table:style-name="ce19">
            <text:p><text:s text:c="3"/>0.58<text:s/></text:p>
          </table:table-cell>
          <table:table-cell office:value-type="float" office:value="6.81" table:style-name="ce19">
            <text:p><text:s text:c="3"/>6.81<text:s/></text:p>
          </table:table-cell>
          <table:table-cell office:value-type="float" office:value="237" table:style-name="ce20">
            <text:p><text:s text:c="3"/>237<text:s/></text:p>
          </table:table-cell>
          <table:table-cell office:value-type="float" office:value="233" table:style-name="ce20">
            <text:p><text:s text:c="3"/>233<text:s/></text:p>
          </table:table-cell>
          <table:table-cell office:value-type="float" office:value="4" table:style-name="ce20">
            <text:p><text:s text:c="3"/>4<text:s/></text:p>
          </table:table-cell>
          <table:table-cell office:value-type="float" office:value="0.42341540803310146" table:style-name="ce19">
            <text:p><text:s text:c="3"/>0.42<text:s/></text:p>
          </table:table-cell>
          <table:table-cell office:value-type="float" office:value="4.9800000000000004" table:style-name="ce19">
            <text:p><text:s text:c="3"/>4.98<text:s/></text:p>
          </table:table-cell>
          <table:table-cell office:value-type="float" office:value="127" table:style-name="ce20">
            <text:p><text:s text:c="3"/>127<text:s/></text:p>
          </table:table-cell>
          <table:table-cell office:value-type="float" office:value="127" table:style-name="ce20">
            <text:p><text:s text:c="3"/>127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268934886928434" table:style-name="ce19">
            <text:p><text:s text:c="3"/>0.23<text:s/></text:p>
          </table:table-cell>
          <table:table-cell office:value-type="float" office:value="2.67" table:style-name="ce21">
            <text:p><text:s text:c="3"/>2.67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苗栗縣</text:p>
          </table:table-cell>
          <table:table-cell office:value-type="float" office:value="-229" table:style-name="ce18">
            <text:p><text:s/>－229<text:s/></text:p>
          </table:table-cell>
          <table:table-cell office:value-type="float" office:value="-0.41888455980537415" table:style-name="ce19">
            <text:p><text:s/>－0.42<text:s/></text:p>
          </table:table-cell>
          <table:table-cell office:value-type="float" office:value="-4.9320278815794056" table:style-name="ce19">
            <text:p><text:s/>－4.93<text:s/></text:p>
          </table:table-cell>
          <table:table-cell office:value-type="float" office:value="-211" table:style-name="ce20">
            <text:p><text:s/>－211<text:s/></text:p>
          </table:table-cell>
          <table:table-cell office:value-type="float" office:value="-0.38595913589054126" table:style-name="ce19">
            <text:p><text:s/>－0.39<text:s/></text:p>
          </table:table-cell>
          <table:table-cell office:value-type="float" office:value="-4.55" table:style-name="ce19">
            <text:p><text:s/>－4.55<text:s/></text:p>
          </table:table-cell>
          <table:table-cell office:value-type="float" office:value="256" table:style-name="ce20">
            <text:p><text:s text:c="3"/>256<text:s/></text:p>
          </table:table-cell>
          <table:table-cell office:value-type="float" office:value="0.46827269567762353" table:style-name="ce19">
            <text:p><text:s text:c="3"/>0.47<text:s/></text:p>
          </table:table-cell>
          <table:table-cell office:value-type="float" office:value="5.51" table:style-name="ce19">
            <text:p><text:s text:c="3"/>5.51<text:s/></text:p>
          </table:table-cell>
          <table:table-cell office:value-type="float" office:value="467" table:style-name="ce20">
            <text:p><text:s text:c="3"/>467<text:s/></text:p>
          </table:table-cell>
          <table:table-cell office:value-type="float" office:value="0.85423183156816485" table:style-name="ce19">
            <text:p><text:s text:c="3"/>0.85<text:s/></text:p>
          </table:table-cell>
          <table:table-cell office:value-type="float" office:value="10.06" table:style-name="ce19">
            <text:p><text:s text:c="3"/>10.06<text:s/></text:p>
          </table:table-cell>
          <table:table-cell office:value-type="float" office:value="207" table:style-name="ce20">
            <text:p><text:s text:c="3"/>207<text:s/></text:p>
          </table:table-cell>
          <table:table-cell office:value-type="float" office:value="203" table:style-name="ce20">
            <text:p><text:s text:c="3"/>203<text:s/></text:p>
          </table:table-cell>
          <table:table-cell office:value-type="float" office:value="4" table:style-name="ce20">
            <text:p><text:s text:c="3"/>4<text:s/></text:p>
          </table:table-cell>
          <table:table-cell office:value-type="float" office:value="0.3786423750205784" table:style-name="ce19">
            <text:p><text:s text:c="3"/>0.38<text:s/></text:p>
          </table:table-cell>
          <table:table-cell office:value-type="float" office:value="4.46" table:style-name="ce19">
            <text:p><text:s text:c="3"/>4.46<text:s/></text:p>
          </table:table-cell>
          <table:table-cell office:value-type="float" office:value="150" table:style-name="ce20">
            <text:p><text:s text:c="3"/>150<text:s/></text:p>
          </table:table-cell>
          <table:table-cell office:value-type="float" office:value="150" table:style-name="ce20">
            <text:p><text:s text:c="3"/>15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7437853262360751" table:style-name="ce19">
            <text:p><text:s text:c="3"/>0.27<text:s/></text:p>
          </table:table-cell>
          <table:table-cell office:value-type="float" office:value="3.23" table:style-name="ce21">
            <text:p><text:s text:c="3"/>3.23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彰化縣</text:p>
          </table:table-cell>
          <table:table-cell office:value-type="float" office:value="-450" table:style-name="ce18">
            <text:p><text:s/>－450<text:s/></text:p>
          </table:table-cell>
          <table:table-cell office:value-type="float" office:value="-0.35301759439690478" table:style-name="ce19">
            <text:p><text:s/>－0.35<text:s/></text:p>
          </table:table-cell>
          <table:table-cell office:value-type="float" office:value="-4.156497482415169" table:style-name="ce19">
            <text:p><text:s/>－4.16<text:s/></text:p>
          </table:table-cell>
          <table:table-cell office:value-type="float" office:value="172" table:style-name="ce20">
            <text:p><text:s text:c="3"/>172<text:s/></text:p>
          </table:table-cell>
          <table:table-cell office:value-type="float" office:value="0.13493116941392805" table:style-name="ce19">
            <text:p><text:s text:c="3"/>0.13<text:s/></text:p>
          </table:table-cell>
          <table:table-cell office:value-type="float" office:value="1.59" table:style-name="ce19">
            <text:p><text:s text:c="3"/>1.59<text:s/></text:p>
          </table:table-cell>
          <table:table-cell office:value-type="float" office:value="1081" table:style-name="ce20">
            <text:p><text:s text:c="3"/>1,081<text:s/></text:p>
          </table:table-cell>
          <table:table-cell office:value-type="float" office:value="0.84802671009567565" table:style-name="ce19">
            <text:p><text:s text:c="3"/>0.85<text:s/></text:p>
          </table:table-cell>
          <table:table-cell office:value-type="float" office:value="9.99" table:style-name="ce19">
            <text:p><text:s text:c="3"/>9.99<text:s/></text:p>
          </table:table-cell>
          <table:table-cell office:value-type="float" office:value="909" table:style-name="ce20">
            <text:p><text:s text:c="3"/>909<text:s/></text:p>
          </table:table-cell>
          <table:table-cell office:value-type="float" office:value="0.71309554068174763" table:style-name="ce19">
            <text:p><text:s text:c="3"/>0.71<text:s/></text:p>
          </table:table-cell>
          <table:table-cell office:value-type="float" office:value="8.4" table:style-name="ce19">
            <text:p><text:s text:c="3"/>8.40<text:s/></text:p>
          </table:table-cell>
          <table:table-cell office:value-type="float" office:value="469" table:style-name="ce20">
            <text:p><text:s text:c="3"/>469<text:s/></text:p>
          </table:table-cell>
          <table:table-cell office:value-type="float" office:value="457" table:style-name="ce20">
            <text:p><text:s text:c="3"/>457<text:s/></text:p>
          </table:table-cell>
          <table:table-cell office:value-type="float" office:value="12" table:style-name="ce20">
            <text:p><text:s text:c="3"/>12<text:s/></text:p>
          </table:table-cell>
          <table:table-cell office:value-type="float" office:value="0.36792278171588516" table:style-name="ce19">
            <text:p><text:s text:c="3"/>0.37<text:s/></text:p>
          </table:table-cell>
          <table:table-cell office:value-type="float" office:value="4.33" table:style-name="ce19">
            <text:p><text:s text:c="3"/>4.33<text:s/></text:p>
          </table:table-cell>
          <table:table-cell office:value-type="float" office:value="218" table:style-name="ce20">
            <text:p><text:s text:c="3"/>218<text:s/></text:p>
          </table:table-cell>
          <table:table-cell office:value-type="float" office:value="217" table:style-name="ce20">
            <text:p><text:s text:c="3"/>217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7101741239672275" table:style-name="ce19">
            <text:p><text:s text:c="3"/>0.17<text:s/></text:p>
          </table:table-cell>
          <table:table-cell office:value-type="float" office:value="2.0099999999999998" table:style-name="ce21">
            <text:p><text:s text:c="3"/>2.01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南投縣</text:p>
          </table:table-cell>
          <table:table-cell office:value-type="float" office:value="-199" table:style-name="ce18">
            <text:p><text:s/>－199<text:s/></text:p>
          </table:table-cell>
          <table:table-cell office:value-type="float" office:value="-0.40179049149678064" table:style-name="ce19">
            <text:p><text:s/>－0.40<text:s/></text:p>
          </table:table-cell>
          <table:table-cell office:value-type="float" office:value="-4.7307590127846746" table:style-name="ce19">
            <text:p><text:s/>－4.73<text:s/></text:p>
          </table:table-cell>
          <table:table-cell office:value-type="float" office:value="-142" table:style-name="ce20">
            <text:p><text:s/>－142<text:s/></text:p>
          </table:table-cell>
          <table:table-cell office:value-type="float" office:value="-0.28670477282684853" table:style-name="ce19">
            <text:p><text:s/>－0.29<text:s/></text:p>
          </table:table-cell>
          <table:table-cell office:value-type="float" office:value="-3.38" table:style-name="ce19">
            <text:p><text:s/>－3.38<text:s/></text:p>
          </table:table-cell>
          <table:table-cell office:value-type="float" office:value="285" table:style-name="ce20">
            <text:p><text:s text:c="3"/>285<text:s/></text:p>
          </table:table-cell>
          <table:table-cell office:value-type="float" office:value="0.57542859334966079" table:style-name="ce19">
            <text:p><text:s text:c="3"/>0.58<text:s/></text:p>
          </table:table-cell>
          <table:table-cell office:value-type="float" office:value="6.78" table:style-name="ce19">
            <text:p><text:s text:c="3"/>6.78<text:s/></text:p>
          </table:table-cell>
          <table:table-cell office:value-type="float" office:value="427" table:style-name="ce20">
            <text:p><text:s text:c="3"/>427<text:s/></text:p>
          </table:table-cell>
          <table:table-cell office:value-type="float" office:value="0.86213336617650915" table:style-name="ce19">
            <text:p><text:s text:c="3"/>0.86<text:s/></text:p>
          </table:table-cell>
          <table:table-cell office:value-type="float" office:value="10.15" table:style-name="ce19">
            <text:p><text:s text:c="3"/>10.15<text:s/></text:p>
          </table:table-cell>
          <table:table-cell office:value-type="float" office:value="184" table:style-name="ce20">
            <text:p><text:s text:c="3"/>184<text:s/></text:p>
          </table:table-cell>
          <table:table-cell office:value-type="float" office:value="182" table:style-name="ce20">
            <text:p><text:s text:c="3"/>182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37150477605732479" table:style-name="ce19">
            <text:p><text:s text:c="3"/>0.37<text:s/></text:p>
          </table:table-cell>
          <table:table-cell office:value-type="float" office:value="4.38" table:style-name="ce19">
            <text:p><text:s text:c="3"/>4.38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2007619886004567" table:style-name="ce19">
            <text:p><text:s text:c="3"/>0.22<text:s/></text:p>
          </table:table-cell>
          <table:table-cell office:value-type="float" office:value="2.59" table:style-name="ce21">
            <text:p><text:s text:c="3"/>2.59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雲林縣</text:p>
          </table:table-cell>
          <table:table-cell office:value-type="float" office:value="-406" table:style-name="ce18">
            <text:p><text:s/>－406<text:s/></text:p>
          </table:table-cell>
          <table:table-cell office:value-type="float" office:value="-0.59415967382682733" table:style-name="ce19">
            <text:p><text:s/>－0.59<text:s/></text:p>
          </table:table-cell>
          <table:table-cell office:value-type="float" office:value="-6.9957509982836132" table:style-name="ce19">
            <text:p><text:s/>－7.00<text:s/></text:p>
          </table:table-cell>
          <table:table-cell office:value-type="float" office:value="-345" table:style-name="ce20">
            <text:p><text:s/>－345<text:s/></text:p>
          </table:table-cell>
          <table:table-cell office:value-type="float" office:value="-0.50488937800555522" table:style-name="ce19">
            <text:p><text:s/>－0.50<text:s/></text:p>
          </table:table-cell>
          <table:table-cell office:value-type="float" office:value="-5.95" table:style-name="ce19">
            <text:p><text:s/>－5.95<text:s/></text:p>
          </table:table-cell>
          <table:table-cell office:value-type="float" office:value="340" table:style-name="ce20">
            <text:p><text:s text:c="3"/>340<text:s/></text:p>
          </table:table-cell>
          <table:table-cell office:value-type="float" office:value="0.49757214064315591" table:style-name="ce19">
            <text:p><text:s text:c="3"/>0.50<text:s/></text:p>
          </table:table-cell>
          <table:table-cell office:value-type="float" office:value="5.86" table:style-name="ce19">
            <text:p><text:s text:c="3"/>5.86<text:s/></text:p>
          </table:table-cell>
          <table:table-cell office:value-type="float" office:value="685" table:style-name="ce20">
            <text:p><text:s text:c="3"/>685<text:s/></text:p>
          </table:table-cell>
          <table:table-cell office:value-type="float" office:value="1.0024615186487111" table:style-name="ce19">
            <text:p><text:s text:c="3"/>1.00<text:s/></text:p>
          </table:table-cell>
          <table:table-cell office:value-type="float" office:value="11.81" table:style-name="ce19">
            <text:p><text:s text:c="3"/>11.81<text:s/></text:p>
          </table:table-cell>
          <table:table-cell office:value-type="float" office:value="273" table:style-name="ce20">
            <text:p><text:s text:c="3"/>273<text:s/></text:p>
          </table:table-cell>
          <table:table-cell office:value-type="float" office:value="270" table:style-name="ce20">
            <text:p><text:s text:c="3"/>270<text:s/></text:p>
          </table:table-cell>
          <table:table-cell office:value-type="float" office:value="3" table:style-name="ce20">
            <text:p><text:s text:c="3"/>3<text:s/></text:p>
          </table:table-cell>
          <table:table-cell office:value-type="float" office:value="0.39952115998700455" table:style-name="ce19">
            <text:p><text:s text:c="3"/>0.40<text:s/></text:p>
          </table:table-cell>
          <table:table-cell office:value-type="float" office:value="4.71" table:style-name="ce19">
            <text:p><text:s text:c="3"/>4.71<text:s/></text:p>
          </table:table-cell>
          <table:table-cell office:value-type="float" office:value="124" table:style-name="ce20">
            <text:p><text:s text:c="3"/>124<text:s/></text:p>
          </table:table-cell>
          <table:table-cell office:value-type="float" office:value="123" table:style-name="ce20">
            <text:p><text:s text:c="3"/>123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8146748658750392" table:style-name="ce19">
            <text:p><text:s text:c="3"/>0.18<text:s/></text:p>
          </table:table-cell>
          <table:table-cell office:value-type="float" office:value="2.14" table:style-name="ce21">
            <text:p><text:s text:c="3"/>2.1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縣</text:p>
          </table:table-cell>
          <table:table-cell office:value-type="float" office:value="-297" table:style-name="ce18">
            <text:p><text:s/>－297<text:s/></text:p>
          </table:table-cell>
          <table:table-cell office:value-type="float" office:value="-0.58841010401188698" table:style-name="ce19">
            <text:p><text:s/>－0.59<text:s/></text:p>
          </table:table-cell>
          <table:table-cell office:value-type="float" office:value="-6.9280544504625405" table:style-name="ce19">
            <text:p><text:s/>－6.93<text:s/></text:p>
          </table:table-cell>
          <table:table-cell office:value-type="float" office:value="-266" table:style-name="ce20">
            <text:p><text:s/>－266<text:s/></text:p>
          </table:table-cell>
          <table:table-cell office:value-type="float" office:value="-0.52699356116889551" table:style-name="ce19">
            <text:p><text:s/>－0.53<text:s/></text:p>
          </table:table-cell>
          <table:table-cell office:value-type="float" office:value="-6.21" table:style-name="ce19">
            <text:p><text:s/>－6.21<text:s/></text:p>
          </table:table-cell>
          <table:table-cell office:value-type="float" office:value="238" table:style-name="ce20">
            <text:p><text:s text:c="3"/>238<text:s/></text:p>
          </table:table-cell>
          <table:table-cell office:value-type="float" office:value="0.47152055473006443" table:style-name="ce19">
            <text:p><text:s text:c="3"/>0.47<text:s/></text:p>
          </table:table-cell>
          <table:table-cell office:value-type="float" office:value="5.55" table:style-name="ce19">
            <text:p><text:s text:c="3"/>5.55<text:s/></text:p>
          </table:table-cell>
          <table:table-cell office:value-type="float" office:value="504" table:style-name="ce20">
            <text:p><text:s text:c="3"/>504<text:s/></text:p>
          </table:table-cell>
          <table:table-cell office:value-type="float" office:value="0.99851411589896" table:style-name="ce19">
            <text:p><text:s text:c="3"/>1.00<text:s/></text:p>
          </table:table-cell>
          <table:table-cell office:value-type="float" office:value="11.76" table:style-name="ce19">
            <text:p><text:s text:c="3"/>11.76<text:s/></text:p>
          </table:table-cell>
          <table:table-cell office:value-type="float" office:value="188" table:style-name="ce20">
            <text:p><text:s text:c="3"/>188<text:s/></text:p>
          </table:table-cell>
          <table:table-cell office:value-type="float" office:value="188" table:style-name="ce20">
            <text:p><text:s text:c="3"/>18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37246161466072314" table:style-name="ce19">
            <text:p><text:s text:c="3"/>0.37<text:s/></text:p>
          </table:table-cell>
          <table:table-cell office:value-type="float" office:value="4.3899999999999997" table:style-name="ce19">
            <text:p><text:s text:c="3"/>4.39<text:s/></text:p>
          </table:table-cell>
          <table:table-cell office:value-type="float" office:value="102" table:style-name="ce20">
            <text:p><text:s text:c="3"/>102<text:s/></text:p>
          </table:table-cell>
          <table:table-cell office:value-type="float" office:value="102" table:style-name="ce20">
            <text:p><text:s text:c="3"/>102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0208023774145617" table:style-name="ce19">
            <text:p><text:s text:c="3"/>0.20<text:s/></text:p>
          </table:table-cell>
          <table:table-cell office:value-type="float" office:value="2.38" table:style-name="ce21">
            <text:p><text:s text:c="3"/>2.3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屏東縣</text:p>
          </table:table-cell>
          <table:table-cell office:value-type="float" office:value="-638" table:style-name="ce18">
            <text:p><text:s/>－638<text:s/></text:p>
          </table:table-cell>
          <table:table-cell office:value-type="float" office:value="-0.77631249133036595" table:style-name="ce19">
            <text:p><text:s/>－0.78<text:s/></text:p>
          </table:table-cell>
          <table:table-cell office:value-type="float" office:value="-9.1404535269543086" table:style-name="ce19">
            <text:p><text:s/>－9.14<text:s/></text:p>
          </table:table-cell>
          <table:table-cell office:value-type="float" office:value="-366" table:style-name="ce20">
            <text:p><text:s/>－366<text:s/></text:p>
          </table:table-cell>
          <table:table-cell office:value-type="float" office:value="-0.44534541038701242" table:style-name="ce19">
            <text:p><text:s/>－0.45<text:s/></text:p>
          </table:table-cell>
          <table:table-cell office:value-type="float" office:value="-5.25" table:style-name="ce19">
            <text:p><text:s/>－5.25<text:s/></text:p>
          </table:table-cell>
          <table:table-cell office:value-type="float" office:value="400" table:style-name="ce20">
            <text:p><text:s text:c="3"/>400<text:s/></text:p>
          </table:table-cell>
          <table:table-cell office:value-type="float" office:value="0.48671629550493167" table:style-name="ce19">
            <text:p><text:s text:c="3"/>0.49<text:s/></text:p>
          </table:table-cell>
          <table:table-cell office:value-type="float" office:value="5.73" table:style-name="ce19">
            <text:p><text:s text:c="3"/>5.73<text:s/></text:p>
          </table:table-cell>
          <table:table-cell office:value-type="float" office:value="766" table:style-name="ce20">
            <text:p><text:s text:c="3"/>766<text:s/></text:p>
          </table:table-cell>
          <table:table-cell office:value-type="float" office:value="0.93206170589194415" table:style-name="ce19">
            <text:p><text:s text:c="3"/>0.93<text:s/></text:p>
          </table:table-cell>
          <table:table-cell office:value-type="float" office:value="10.98" table:style-name="ce19">
            <text:p><text:s text:c="3"/>10.98<text:s/></text:p>
          </table:table-cell>
          <table:table-cell office:value-type="float" office:value="337" table:style-name="ce20">
            <text:p><text:s text:c="3"/>337<text:s/></text:p>
          </table:table-cell>
          <table:table-cell office:value-type="float" office:value="322" table:style-name="ce20">
            <text:p><text:s text:c="3"/>322<text:s/></text:p>
          </table:table-cell>
          <table:table-cell office:value-type="float" office:value="15" table:style-name="ce20">
            <text:p><text:s text:c="3"/>15<text:s/></text:p>
          </table:table-cell>
          <table:table-cell office:value-type="float" office:value="0.41005847896290493" table:style-name="ce19">
            <text:p><text:s text:c="3"/>0.41<text:s/></text:p>
          </table:table-cell>
          <table:table-cell office:value-type="float" office:value="4.83" table:style-name="ce19">
            <text:p><text:s text:c="3"/>4.83<text:s/></text:p>
          </table:table-cell>
          <table:table-cell office:value-type="float" office:value="191" table:style-name="ce20">
            <text:p><text:s text:c="3"/>191<text:s/></text:p>
          </table:table-cell>
          <table:table-cell office:value-type="float" office:value="190" table:style-name="ce20">
            <text:p><text:s text:c="3"/>190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3240703110360486" table:style-name="ce19">
            <text:p><text:s text:c="3"/>0.23<text:s/></text:p>
          </table:table-cell>
          <table:table-cell office:value-type="float" office:value="2.74" table:style-name="ce21">
            <text:p><text:s text:c="3"/>2.74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臺東縣</text:p>
          </table:table-cell>
          <table:table-cell office:value-type="float" office:value="-181" table:style-name="ce18">
            <text:p><text:s/>－181<text:s/></text:p>
          </table:table-cell>
          <table:table-cell office:value-type="float" office:value="-0.83133919098295517" table:style-name="ce19">
            <text:p><text:s/>－0.83<text:s/></text:p>
          </table:table-cell>
          <table:table-cell office:value-type="float" office:value="-9.7883485389928602" table:style-name="ce19">
            <text:p><text:s/>－9.79<text:s/></text:p>
          </table:table-cell>
          <table:table-cell office:value-type="float" office:value="-85" table:style-name="ce20">
            <text:p><text:s/>－85<text:s/></text:p>
          </table:table-cell>
          <table:table-cell office:value-type="float" office:value="-0.39040790736768616" table:style-name="ce19">
            <text:p><text:s/>－0.39<text:s/></text:p>
          </table:table-cell>
          <table:table-cell office:value-type="float" office:value="-4.5999999999999996" table:style-name="ce19">
            <text:p><text:s/>－4.60<text:s/></text:p>
          </table:table-cell>
          <table:table-cell office:value-type="float" office:value="112" table:style-name="ce20">
            <text:p><text:s text:c="3"/>112<text:s/></text:p>
          </table:table-cell>
          <table:table-cell office:value-type="float" office:value="0.51441983088448062" table:style-name="ce19">
            <text:p><text:s text:c="3"/>0.51<text:s/></text:p>
          </table:table-cell>
          <table:table-cell office:value-type="float" office:value="6.06" table:style-name="ce19">
            <text:p><text:s text:c="3"/>6.06<text:s/></text:p>
          </table:table-cell>
          <table:table-cell office:value-type="float" office:value="197" table:style-name="ce20">
            <text:p><text:s text:c="3"/>197<text:s/></text:p>
          </table:table-cell>
          <table:table-cell office:value-type="float" office:value="0.90482773825216678" table:style-name="ce19">
            <text:p><text:s text:c="3"/>0.90<text:s/></text:p>
          </table:table-cell>
          <table:table-cell office:value-type="float" office:value="10.66" table:style-name="ce19">
            <text:p><text:s text:c="3"/>10.66<text:s/></text:p>
          </table:table-cell>
          <table:table-cell office:value-type="float" office:value="82" table:style-name="ce20">
            <text:p><text:s text:c="3"/>82<text:s/></text:p>
          </table:table-cell>
          <table:table-cell office:value-type="float" office:value="81" table:style-name="ce20">
            <text:p><text:s text:c="3"/>81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376628804754709" table:style-name="ce19">
            <text:p><text:s text:c="3"/>0.38<text:s/></text:p>
          </table:table-cell>
          <table:table-cell office:value-type="float" office:value="4.4400000000000004" table:style-name="ce19">
            <text:p><text:s text:c="3"/>4.44<text:s/></text:p>
          </table:table-cell>
          <table:table-cell office:value-type="float" office:value="51" table:style-name="ce20">
            <text:p><text:s text:c="3"/>51<text:s/></text:p>
          </table:table-cell>
          <table:table-cell office:value-type="float" office:value="51" table:style-name="ce20">
            <text:p><text:s text:c="3"/>51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3424474442061172" table:style-name="ce19">
            <text:p><text:s text:c="3"/>0.23<text:s/></text:p>
          </table:table-cell>
          <table:table-cell office:value-type="float" office:value="2.76" table:style-name="ce21">
            <text:p><text:s text:c="3"/>2.76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花蓮縣</text:p>
          </table:table-cell>
          <table:table-cell office:value-type="float" office:value="-173" table:style-name="ce18">
            <text:p><text:s/>－173<text:s/></text:p>
          </table:table-cell>
          <table:table-cell office:value-type="float" office:value="-0.52907463928119247" table:style-name="ce19">
            <text:p><text:s/>－0.53<text:s/></text:p>
          </table:table-cell>
          <table:table-cell office:value-type="float" office:value="-6.2294272044398458" table:style-name="ce19">
            <text:p><text:s/>－6.23<text:s/></text:p>
          </table:table-cell>
          <table:table-cell office:value-type="float" office:value="-108" table:style-name="ce20">
            <text:p><text:s/>－108<text:s/></text:p>
          </table:table-cell>
          <table:table-cell office:value-type="float" office:value="-0.3302893701871028" table:style-name="ce19">
            <text:p><text:s/>－0.33<text:s/></text:p>
          </table:table-cell>
          <table:table-cell office:value-type="float" office:value="-3.89" table:style-name="ce19">
            <text:p><text:s/>－3.89<text:s/></text:p>
          </table:table-cell>
          <table:table-cell office:value-type="float" office:value="193" table:style-name="ce20">
            <text:p><text:s text:c="3"/>193<text:s/></text:p>
          </table:table-cell>
          <table:table-cell office:value-type="float" office:value="0.59023933746398927" table:style-name="ce19">
            <text:p><text:s text:c="3"/>0.59<text:s/></text:p>
          </table:table-cell>
          <table:table-cell office:value-type="float" office:value="6.95" table:style-name="ce19">
            <text:p><text:s text:c="3"/>6.95<text:s/></text:p>
          </table:table-cell>
          <table:table-cell office:value-type="float" office:value="301" table:style-name="ce20">
            <text:p><text:s text:c="3"/>301<text:s/></text:p>
          </table:table-cell>
          <table:table-cell office:value-type="float" office:value="0.92052870765109207" table:style-name="ce19">
            <text:p><text:s text:c="3"/>0.92<text:s/></text:p>
          </table:table-cell>
          <table:table-cell office:value-type="float" office:value="10.84" table:style-name="ce19">
            <text:p><text:s text:c="3"/>10.84<text:s/></text:p>
          </table:table-cell>
          <table:table-cell office:value-type="float" office:value="170" table:style-name="ce20">
            <text:p><text:s text:c="3"/>170<text:s/></text:p>
          </table:table-cell>
          <table:table-cell office:value-type="float" office:value="159" table:style-name="ce20">
            <text:p><text:s text:c="3"/>159<text:s/></text:p>
          </table:table-cell>
          <table:table-cell office:value-type="float" office:value="11" table:style-name="ce20">
            <text:p><text:s text:c="3"/>11<text:s/></text:p>
          </table:table-cell>
          <table:table-cell office:value-type="float" office:value="0.51989993455377292" table:style-name="ce19">
            <text:p><text:s text:c="3"/>0.52<text:s/></text:p>
          </table:table-cell>
          <table:table-cell office:value-type="float" office:value="6.12" table:style-name="ce19">
            <text:p><text:s text:c="3"/>6.12<text:s/></text:p>
          </table:table-cell>
          <table:table-cell office:value-type="float" office:value="77" table:style-name="ce20">
            <text:p><text:s text:c="3"/>77<text:s/></text:p>
          </table:table-cell>
          <table:table-cell office:value-type="float" office:value="76" table:style-name="ce20">
            <text:p><text:s text:c="3"/>76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3548408800376774" table:style-name="ce19">
            <text:p><text:s text:c="3"/>0.24<text:s/></text:p>
          </table:table-cell>
          <table:table-cell office:value-type="float" office:value="2.77" table:style-name="ce21">
            <text:p><text:s text:c="3"/>2.77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澎湖縣</text:p>
          </table:table-cell>
          <table:table-cell office:value-type="float" office:value="32" table:style-name="ce18">
            <text:p><text:s text:c="3"/>32<text:s/></text:p>
          </table:table-cell>
          <table:table-cell office:value-type="float" office:value="0.30570522373801062" table:style-name="ce19">
            <text:p><text:s text:c="3"/>0.31<text:s/></text:p>
          </table:table-cell>
          <table:table-cell office:value-type="float" office:value="3.599432473044319" table:style-name="ce19">
            <text:p><text:s text:c="3"/>3.60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6.6873017692689829E-2" table:style-name="ce19">
            <text:p><text:s text:c="3"/>0.07<text:s/></text:p>
          </table:table-cell>
          <table:table-cell office:value-type="float" office:value="0.79" table:style-name="ce19">
            <text:p><text:s text:c="3"/>0.79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0.83113607703771641" table:style-name="ce19">
            <text:p><text:s text:c="3"/>0.83<text:s/></text:p>
          </table:table-cell>
          <table:table-cell office:value-type="float" office:value="9.7799999999999994" table:style-name="ce19">
            <text:p><text:s text:c="3"/>9.78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0.76426305934502659" table:style-name="ce19">
            <text:p><text:s text:c="3"/>0.76<text:s/></text:p>
          </table:table-cell>
          <table:table-cell office:value-type="float" office:value="9" table:style-name="ce19">
            <text:p><text:s text:c="3"/>9.00<text:s/></text:p>
          </table:table-cell>
          <table:table-cell office:value-type="float" office:value="40" table:style-name="ce20">
            <text:p><text:s text:c="3"/>40<text:s/></text:p>
          </table:table-cell>
          <table:table-cell office:value-type="float" office:value="39" table:style-name="ce20">
            <text:p><text:s text:c="3"/>39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38213152967251329" table:style-name="ce19">
            <text:p><text:s text:c="3"/>0.38<text:s/></text:p>
          </table:table-cell>
          <table:table-cell office:value-type="float" office:value="4.5" table:style-name="ce19">
            <text:p><text:s text:c="3"/>4.50<text:s/></text:p>
          </table:table-cell>
          <table:table-cell office:value-type="float" office:value="31" table:style-name="ce20">
            <text:p><text:s text:c="3"/>31<text:s/></text:p>
          </table:table-cell>
          <table:table-cell office:value-type="float" office:value="31" table:style-name="ce20">
            <text:p><text:s text:c="3"/>31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9615193549619778" table:style-name="ce19">
            <text:p><text:s text:c="3"/>0.30<text:s/></text:p>
          </table:table-cell>
          <table:table-cell office:value-type="float" office:value="3.49" table:style-name="ce21">
            <text:p><text:s text:c="3"/>3.49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7">
            <text:p>基隆市</text:p>
          </table:table-cell>
          <table:table-cell office:value-type="float" office:value="-115" table:style-name="ce18">
            <text:p><text:s/>－115<text:s/></text:p>
          </table:table-cell>
          <table:table-cell office:value-type="float" office:value="-0.31125245280465524" table:style-name="ce19">
            <text:p><text:s/>－0.31<text:s/></text:p>
          </table:table-cell>
          <table:table-cell office:value-type="float" office:value="-3.6647466217322311" table:style-name="ce19">
            <text:p><text:s/>－3.66<text:s/></text:p>
          </table:table-cell>
          <table:table-cell office:value-type="float" office:value="-123" table:style-name="ce20">
            <text:p><text:s/>－123<text:s/></text:p>
          </table:table-cell>
          <table:table-cell office:value-type="float" office:value="-0.33290479734758777" table:style-name="ce19">
            <text:p><text:s/>－0.33<text:s/></text:p>
          </table:table-cell>
          <table:table-cell office:value-type="float" office:value="-3.92" table:style-name="ce19">
            <text:p><text:s/>－3.92<text:s/></text:p>
          </table:table-cell>
          <table:table-cell office:value-type="float" office:value="163" table:style-name="ce20">
            <text:p><text:s text:c="3"/>163<text:s/></text:p>
          </table:table-cell>
          <table:table-cell office:value-type="float" office:value="0.44116652006225049" table:style-name="ce19">
            <text:p><text:s text:c="3"/>0.44<text:s/></text:p>
          </table:table-cell>
          <table:table-cell office:value-type="float" office:value="5.2" table:style-name="ce19">
            <text:p><text:s text:c="3"/>5.20<text:s/></text:p>
          </table:table-cell>
          <table:table-cell office:value-type="float" office:value="286" table:style-name="ce20">
            <text:p><text:s text:c="3"/>286<text:s/></text:p>
          </table:table-cell>
          <table:table-cell office:value-type="float" office:value="0.77407131740983826" table:style-name="ce19">
            <text:p><text:s text:c="3"/>0.77<text:s/></text:p>
          </table:table-cell>
          <table:table-cell office:value-type="float" office:value="9.1199999999999992" table:style-name="ce19">
            <text:p><text:s text:c="3"/>9.12<text:s/></text:p>
          </table:table-cell>
          <table:table-cell office:value-type="float" office:value="190" table:style-name="ce20">
            <text:p><text:s text:c="3"/>190<text:s/></text:p>
          </table:table-cell>
          <table:table-cell office:value-type="float" office:value="183" table:style-name="ce20">
            <text:p><text:s text:c="3"/>183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51424318289464788" table:style-name="ce19">
            <text:p><text:s text:c="3"/>0.51<text:s/></text:p>
          </table:table-cell>
          <table:table-cell office:value-type="float" office:value="6.06" table:style-name="ce19">
            <text:p><text:s text:c="3"/>6.06<text:s/></text:p>
          </table:table-cell>
          <table:table-cell office:value-type="float" office:value="88" table:style-name="ce20">
            <text:p><text:s text:c="3"/>88<text:s/></text:p>
          </table:table-cell>
          <table:table-cell office:value-type="float" office:value="88" table:style-name="ce20">
            <text:p><text:s text:c="3"/>8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3817578997225794" table:style-name="ce19">
            <text:p><text:s text:c="3"/>0.24<text:s/></text:p>
          </table:table-cell>
          <table:table-cell office:value-type="float" office:value="2.8" table:style-name="ce21">
            <text:p><text:s text:c="3"/>2.80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新竹市</text:p>
          </table:table-cell>
          <table:table-cell office:value-type="float" office:value="125" table:style-name="ce18">
            <text:p><text:s text:c="3"/>125<text:s/></text:p>
          </table:table-cell>
          <table:table-cell office:value-type="float" office:value="0.27941764891284182" table:style-name="ce19">
            <text:p><text:s text:c="3"/>0.28<text:s/></text:p>
          </table:table-cell>
          <table:table-cell office:value-type="float" office:value="3.2899174791350729" table:style-name="ce19">
            <text:p><text:s text:c="3"/>3.29<text:s/></text:p>
          </table:table-cell>
          <table:table-cell office:value-type="float" office:value="75" table:style-name="ce20">
            <text:p><text:s text:c="3"/>75<text:s/></text:p>
          </table:table-cell>
          <table:table-cell office:value-type="float" office:value="0.16765058934770508" table:style-name="ce19">
            <text:p><text:s text:c="3"/>0.17<text:s/></text:p>
          </table:table-cell>
          <table:table-cell office:value-type="float" office:value="1.97" table:style-name="ce19">
            <text:p><text:s text:c="3"/>1.97<text:s/></text:p>
          </table:table-cell>
          <table:table-cell office:value-type="float" office:value="355" table:style-name="ce20">
            <text:p><text:s text:c="3"/>355<text:s/></text:p>
          </table:table-cell>
          <table:table-cell office:value-type="float" office:value="0.79354612291247084" table:style-name="ce19">
            <text:p><text:s text:c="3"/>0.79<text:s/></text:p>
          </table:table-cell>
          <table:table-cell office:value-type="float" office:value="9.34" table:style-name="ce19">
            <text:p><text:s text:c="3"/>9.34<text:s/></text:p>
          </table:table-cell>
          <table:table-cell office:value-type="float" office:value="280" table:style-name="ce20">
            <text:p><text:s text:c="3"/>280<text:s/></text:p>
          </table:table-cell>
          <table:table-cell office:value-type="float" office:value="0.62589553356476557" table:style-name="ce19">
            <text:p><text:s text:c="3"/>0.63<text:s/></text:p>
          </table:table-cell>
          <table:table-cell office:value-type="float" office:value="7.37" table:style-name="ce19">
            <text:p><text:s text:c="3"/>7.37<text:s/></text:p>
          </table:table-cell>
          <table:table-cell office:value-type="float" office:value="206" table:style-name="ce20">
            <text:p><text:s text:c="3"/>206<text:s/></text:p>
          </table:table-cell>
          <table:table-cell office:value-type="float" office:value="195" table:style-name="ce20">
            <text:p><text:s text:c="3"/>195<text:s/></text:p>
          </table:table-cell>
          <table:table-cell office:value-type="float" office:value="11" table:style-name="ce20">
            <text:p><text:s text:c="3"/>11<text:s/></text:p>
          </table:table-cell>
          <table:table-cell office:value-type="float" office:value="0.46048028540836333" table:style-name="ce19">
            <text:p><text:s text:c="3"/>0.46<text:s/></text:p>
          </table:table-cell>
          <table:table-cell office:value-type="float" office:value="5.42" table:style-name="ce19">
            <text:p><text:s text:c="3"/>5.42<text:s/></text:p>
          </table:table-cell>
          <table:table-cell office:value-type="float" office:value="101" table:style-name="ce20">
            <text:p><text:s text:c="3"/>101<text:s/></text:p>
          </table:table-cell>
          <table:table-cell office:value-type="float" office:value="101" table:style-name="ce20">
            <text:p><text:s text:c="3"/>101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2576946032157616" table:style-name="ce19">
            <text:p><text:s text:c="3"/>0.23<text:s/></text:p>
          </table:table-cell>
          <table:table-cell office:value-type="float" office:value="2.66" table:style-name="ce21">
            <text:p><text:s text:c="3"/>2.66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市</text:p>
          </table:table-cell>
          <table:table-cell office:value-type="float" office:value="-204" table:style-name="ce18">
            <text:p><text:s/>－204<text:s/></text:p>
          </table:table-cell>
          <table:table-cell office:value-type="float" office:value="-0.75996051185575653" table:style-name="ce19">
            <text:p><text:s/>－0.76<text:s/></text:p>
          </table:table-cell>
          <table:table-cell office:value-type="float" office:value="-8.9479221557210042" table:style-name="ce19">
            <text:p><text:s/>－8.95<text:s/></text:p>
          </table:table-cell>
          <table:table-cell office:value-type="float" office:value="-56" table:style-name="ce20">
            <text:p><text:s/>－56<text:s/></text:p>
          </table:table-cell>
          <table:table-cell office:value-type="float" office:value="-0.20861661109765864" table:style-name="ce19">
            <text:p><text:s/>－0.21<text:s/></text:p>
          </table:table-cell>
          <table:table-cell office:value-type="float" office:value="-2.46" table:style-name="ce19">
            <text:p><text:s/>－2.46<text:s/></text:p>
          </table:table-cell>
          <table:table-cell office:value-type="float" office:value="151" table:style-name="ce20">
            <text:p><text:s text:c="3"/>151<text:s/></text:p>
          </table:table-cell>
          <table:table-cell office:value-type="float" office:value="0.56251979063832958" table:style-name="ce19">
            <text:p><text:s text:c="3"/>0.56<text:s/></text:p>
          </table:table-cell>
          <table:table-cell office:value-type="float" office:value="6.63" table:style-name="ce19">
            <text:p><text:s text:c="3"/>6.63<text:s/></text:p>
          </table:table-cell>
          <table:table-cell office:value-type="float" office:value="207" table:style-name="ce20">
            <text:p><text:s text:c="3"/>207<text:s/></text:p>
          </table:table-cell>
          <table:table-cell office:value-type="float" office:value="0.77113640173598819" table:style-name="ce19">
            <text:p><text:s text:c="3"/>0.77<text:s/></text:p>
          </table:table-cell>
          <table:table-cell office:value-type="float" office:value="9.08" table:style-name="ce19">
            <text:p><text:s text:c="3"/>9.08<text:s/></text:p>
          </table:table-cell>
          <table:table-cell office:value-type="float" office:value="121" table:style-name="ce20">
            <text:p><text:s text:c="3"/>121<text:s/></text:p>
          </table:table-cell>
          <table:table-cell office:value-type="float" office:value="118" table:style-name="ce20">
            <text:p><text:s text:c="3"/>118<text:s/></text:p>
          </table:table-cell>
          <table:table-cell office:value-type="float" office:value="3" table:style-name="ce20">
            <text:p><text:s text:c="3"/>3<text:s/></text:p>
          </table:table-cell>
          <table:table-cell office:value-type="float" office:value="0.45076089183601248" table:style-name="ce19">
            <text:p><text:s text:c="3"/>0.45<text:s/></text:p>
          </table:table-cell>
          <table:table-cell office:value-type="float" office:value="5.31" table:style-name="ce19">
            <text:p><text:s text:c="3"/>5.31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2351779760463425" table:style-name="ce19">
            <text:p><text:s text:c="3"/>0.22<text:s/></text:p>
          </table:table-cell>
          <table:table-cell office:value-type="float" office:value="2.63" table:style-name="ce21">
            <text:p><text:s text:c="3"/>2.63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2">
            <text:p>福建省</text:p>
          </table:table-cell>
          <table:table-cell office:value-type="float" office:value="51" table:style-name="ce13">
            <text:p><text:s text:c="3"/>51<text:s/></text:p>
          </table:table-cell>
          <table:table-cell office:value-type="float" office:value="0.33469837769727517" table:style-name="ce14">
            <text:p><text:s text:c="3"/>0.33<text:s/></text:p>
          </table:table-cell>
          <table:table-cell office:value-type="float" office:value="3.9408034793388853" table:style-name="ce14">
            <text:p><text:s text:c="3"/>3.94<text:s/></text:p>
          </table:table-cell>
          <table:table-cell office:value-type="float" office:value="57" table:style-name="ce20">
            <text:p><text:s text:c="3"/>57<text:s/></text:p>
          </table:table-cell>
          <table:table-cell office:value-type="float" office:value="0.37407465742636636" table:style-name="ce14">
            <text:p><text:s text:c="3"/>0.37<text:s/></text:p>
          </table:table-cell>
          <table:table-cell office:value-type="float" office:value="4.4000000000000004" table:style-name="ce14">
            <text:p><text:s text:c="3"/>4.40<text:s/></text:p>
          </table:table-cell>
          <table:table-cell office:value-type="float" office:value="121" table:style-name="ce16">
            <text:p><text:s text:c="3"/>121<text:s/></text:p>
          </table:table-cell>
          <table:table-cell office:value-type="float" office:value="0.79408830787000573" table:style-name="ce14">
            <text:p><text:s text:c="3"/>0.79<text:s/></text:p>
          </table:table-cell>
          <table:table-cell office:value-type="float" office:value="9.35" table:style-name="ce14">
            <text:p><text:s text:c="3"/>9.35<text:s/></text:p>
          </table:table-cell>
          <table:table-cell office:value-type="float" office:value="64" table:style-name="ce16">
            <text:p><text:s text:c="3"/>64<text:s/></text:p>
          </table:table-cell>
          <table:table-cell office:value-type="float" office:value="0.42001365044363942" table:style-name="ce14">
            <text:p><text:s text:c="3"/>0.42<text:s/></text:p>
          </table:table-cell>
          <table:table-cell office:value-type="float" office:value="4.9400000000000004" table:style-name="ce14">
            <text:p><text:s text:c="3"/>4.94<text:s/></text:p>
          </table:table-cell>
          <table:table-cell office:value-type="float" office:value="53" table:style-name="ce16">
            <text:p><text:s text:c="3"/>53<text:s/></text:p>
          </table:table-cell>
          <table:table-cell office:value-type="float" office:value="53" table:style-name="ce16">
            <text:p><text:s text:c="3"/>53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3478238042736389" table:style-name="ce14">
            <text:p><text:s text:c="3"/>0.35<text:s/></text:p>
          </table:table-cell>
          <table:table-cell office:value-type="float" office:value="4.09" table:style-name="ce14">
            <text:p><text:s text:c="3"/>4.09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6406783220454665" table:style-name="ce14">
            <text:p><text:s text:c="3"/>0.16<text:s/></text:p>
          </table:table-cell>
          <table:table-cell office:value-type="float" office:value="1.93" table:style-name="ce15">
            <text:p><text:s text:c="3"/>1.93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17">
            <text:p>金門縣</text:p>
          </table:table-cell>
          <table:table-cell office:value-type="float" office:value="84" table:style-name="ce18">
            <text:p><text:s text:c="3"/>84<text:s/></text:p>
          </table:table-cell>
          <table:table-cell office:value-type="float" office:value="0.60309733560212808" table:style-name="ce19">
            <text:p><text:s text:c="3"/>0.60<text:s/></text:p>
          </table:table-cell>
          <table:table-cell office:value-type="float" office:value="7.1009847578960237" table:style-name="ce19">
            <text:p><text:s text:c="3"/>7.10<text:s/></text:p>
          </table:table-cell>
          <table:table-cell office:value-type="float" office:value="48" table:style-name="ce20">
            <text:p><text:s text:c="3"/>48<text:s/></text:p>
          </table:table-cell>
          <table:table-cell office:value-type="float" office:value="0.34462704891550178" table:style-name="ce19">
            <text:p><text:s text:c="3"/>0.34<text:s/></text:p>
          </table:table-cell>
          <table:table-cell office:value-type="float" office:value="4.0599999999999996" table:style-name="ce19">
            <text:p><text:s text:c="3"/>4.06<text:s/></text:p>
          </table:table-cell>
          <table:table-cell office:value-type="float" office:value="108" table:style-name="ce20">
            <text:p><text:s text:c="3"/>108<text:s/></text:p>
          </table:table-cell>
          <table:table-cell office:value-type="float" office:value="0.77541086005987891" table:style-name="ce19">
            <text:p><text:s text:c="3"/>0.78<text:s/></text:p>
          </table:table-cell>
          <table:table-cell office:value-type="float" office:value="9.1300000000000008" table:style-name="ce19">
            <text:p><text:s text:c="3"/>9.13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0.43078381114437719" table:style-name="ce19">
            <text:p><text:s text:c="3"/>0.43<text:s/></text:p>
          </table:table-cell>
          <table:table-cell office:value-type="float" office:value="5.07" table:style-name="ce19">
            <text:p><text:s text:c="3"/>5.07<text:s/></text:p>
          </table:table-cell>
          <table:table-cell office:value-type="float" office:value="50" table:style-name="ce20">
            <text:p><text:s text:c="3"/>50<text:s/></text:p>
          </table:table-cell>
          <table:table-cell office:value-type="float" office:value="50" table:style-name="ce20">
            <text:p><text:s text:c="3"/>5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358986509286981" table:style-name="ce19">
            <text:p><text:s text:c="3"/>0.36<text:s/></text:p>
          </table:table-cell>
          <table:table-cell office:value-type="float" office:value="4.2300000000000004" table:style-name="ce19">
            <text:p><text:s text:c="3"/>4.23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6513379427201125" table:style-name="ce19">
            <text:p><text:s text:c="3"/>0.17<text:s/></text:p>
          </table:table-cell>
          <table:table-cell office:value-type="float" office:value="1.94" table:style-name="ce21">
            <text:p><text:s text:c="3"/>1.94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2">
            <text:p>連江縣</text:p>
          </table:table-cell>
          <table:table-cell office:value-type="float" office:value="-33" table:style-name="ce23">
            <text:p><text:s/>－33<text:s/></text:p>
          </table:table-cell>
          <table:table-cell office:value-type="float" office:value="-2.5200458190148916" table:style-name="ce24">
            <text:p><text:s/>－2.52<text:s/></text:p>
          </table:table-cell>
          <table:table-cell office:value-type="float" office:value="-29.671507223885012" table:style-name="ce24">
            <text:p><text:s/>－29.67<text:s/></text:p>
          </table:table-cell>
          <table:table-cell office:value-type="float" office:value="9" table:style-name="ce25">
            <text:p><text:s text:c="3"/>9<text:s/></text:p>
          </table:table-cell>
          <table:table-cell office:value-type="float" office:value="0.6872852233676976" table:style-name="ce24">
            <text:p><text:s text:c="3"/>0.69<text:s/></text:p>
          </table:table-cell>
          <table:table-cell office:value-type="float" office:value="8.1" table:style-name="ce24">
            <text:p><text:s text:c="3"/>8.10<text:s/></text:p>
          </table:table-cell>
          <table:table-cell office:value-type="float" office:value="13" table:style-name="ce25">
            <text:p><text:s text:c="3"/>13<text:s/></text:p>
          </table:table-cell>
          <table:table-cell office:value-type="float" office:value="0.99274532264222992" table:style-name="ce24">
            <text:p><text:s text:c="3"/>0.99<text:s/></text:p>
          </table:table-cell>
          <table:table-cell office:value-type="float" office:value="11.7" table:style-name="ce24">
            <text:p><text:s text:c="3"/>11.70<text:s/></text:p>
          </table:table-cell>
          <table:table-cell office:value-type="float" office:value="4" table:style-name="ce25">
            <text:p><text:s text:c="3"/>4<text:s/></text:p>
          </table:table-cell>
          <table:table-cell office:value-type="float" office:value="0.30546009927453227" table:style-name="ce24">
            <text:p><text:s text:c="3"/>0.31<text:s/></text:p>
          </table:table-cell>
          <table:table-cell office:value-type="float" office:value="3.6" table:style-name="ce24">
            <text:p><text:s text:c="3"/>3.60<text:s/></text:p>
          </table:table-cell>
          <table:table-cell office:value-type="float" office:value="3" table:style-name="ce25">
            <text:p><text:s text:c="3"/>3<text:s/></text:p>
          </table:table-cell>
          <table:table-cell office:value-type="float" office:value="3" table:style-name="ce25">
            <text:p><text:s text:c="3"/>3<text:s/></text:p>
          </table:table-cell>
          <table:table-cell office:value-type="float" office:value="0" table:style-name="ce25">
            <text:p>－<text:s/></text:p>
          </table:table-cell>
          <table:table-cell office:value-type="float" office:value="0.22909507445589919" table:style-name="ce24">
            <text:p><text:s text:c="3"/>0.23<text:s/></text:p>
          </table:table-cell>
          <table:table-cell office:value-type="float" office:value="2.7" table:style-name="ce24">
            <text:p><text:s text:c="3"/>2.70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0" table:style-name="ce40">
            <text:p>－<text:s/></text:p>
          </table:table-cell>
          <table:table-cell office:value-type="float" office:value="0.15273004963726614" table:style-name="ce24">
            <text:p><text:s text:c="3"/>0.15<text:s/></text:p>
          </table:table-cell>
          <table:table-cell office:value-type="float" office:value="1.8" table:style-name="ce26">
            <text:p><text:s text:c="3"/>1.80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28"/>
          <table:table-cell table:number-columns-repeated="5" table:style-name="ce1"/>
          <table:table-cell office:value-type="string" table:style-name="ce37">
            <text:p>內政部戶政司 民國108年8月5日編製</text:p>
          </table:table-cell>
          <table:table-cell table:number-columns-repeated="2" table:style-name="ce30"/>
          <table:table-cell table:number-columns-repeated="16359"/>
        </table:table-row>
        <table:table-row table:style-name="ro4">
          <table:table-cell office:value-type="string" table:style-name="ce31">
            <text:p><text:s text:c="7"/>「0.00」表示未滿百分之0.005。</text:p>
          </table:table-cell>
          <table:table-cell table:number-columns-repeated="16" table:style-name="ce28"/>
          <table:table-cell table:style-name="ce29"/>
          <table:table-cell table:number-columns-repeated="5" table:style-name="ce30"/>
          <table:table-cell table:number-columns-repeated="16361" table:style-name="ce1"/>
        </table:table-row>
        <table:table-row table:style-name="ro11">
          <table:table-cell office:value-type="string" table:style-name="ce32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3"/>
          <table:table-cell table:number-columns-repeated="16361" table:style-name="ce34"/>
        </table:table-row>
        <table:table-row table:style-name="ro10">
          <table:table-cell office:value-type="string" table:style-name="ce32">
            <text:p><text:s text:c="6"/>3.本表相同性別2人之結婚及終止結婚資料係自108年5月24日起統計。</text:p>
          </table:table-cell>
          <table:table-cell table:number-columns-repeated="21" table:style-name="ce28"/>
          <table:table-cell table:style-name="ce1"/>
          <table:table-cell table:number-columns-repeated="16361" table:style-name="ce28"/>
        </table:table-row>
        <table:table-row table:number-rows-repeated="39" table:style-name="ro12">
          <table:table-cell table:number-columns-repeated="16384" table:style-name="ce28"/>
        </table:table-row>
        <table:table-row table:number-rows-repeated="2843" table:style-name="ro13">
          <table:table-cell table:number-columns-repeated="16384" table:style-name="ce2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IV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  <number:text> </number:text>
    </number:number-style>
    <number:number-style style:name="N51P1">
      <number:text> －</number:text>
      <number:number number:decimal-places="2" number:min-integer-digits="1" number:grouping="true"/>
      <number:text> </number:text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2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7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7:20Z</dc:date>
    <meta:print-date>2019-08-05T09:00:30Z</meta:print-date>
  </office:meta>
</office:document-meta>
</file>